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office:value-type="string" table:style-name="ce5">
            <text:p>relance le 9/11. réponse négative le 12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 milieu médica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ntretien Teams le vendredi 8 novembre avec Mikael Brossard</text:p>
          </table:table-cell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  kevin.andy@ak-recrutement.fr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change avec Kevin Andy le 30/10, relance par mail le 09/11</text:p>
          </table:table-cell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1-12T08:18:54Z</dc:date>
    <meta:editing-cycles>165</meta:editing-cycles>
    <meta:editing-duration>PT66416S</meta:editing-duration>
  </office:meta>
</office:document-meta>
</file>